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2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cm" svg:height="15cm" svg:x="30.879cm" svg:y="0cm">
            <draw:object draw:notify-on-update-of-ranges="Sheet1.A1:Sheet1.A1 Sheet1.A2:Sheet1.A10 Sheet1.B1:Sheet1.B1 Sheet1.B2:Sheet1.B10 Sheet1.C1:Sheet1.C1 Sheet1.C2:Sheet1.C10 Sheet1.D1:Sheet1.D1 Sheet1.D2:Sheet1.D10 Sheet1.E1:Sheet1.E1 Sheet1.E2:Sheet1.E10 Sheet1.F1:Sheet1.F1 Sheet1.F2:Sheet1.F10 Sheet1.G1:Sheet1.G1 Sheet1.G2:Sheet1.G10 Sheet1.H1:Sheet1.H1 Sheet1.H2:Sheet1.H10 Sheet1.I1:Sheet1.I1 Sheet1.I2:Sheet1.I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cm" svg:height="15cm" svg:x="30.737cm" svg:y="15.781cm">
            <draw:object draw:notify-on-update-of-ranges="Sheet1.A19:Sheet1.A23 Sheet1.D14:Sheet1.D14 Sheet1.D19:Sheet1.D23 Sheet1.E14:Sheet1.E14 Sheet1.E19:Sheet1.E23 Sheet1.B14:Sheet1.B14 Sheet1.B19:Sheet1.B23 Sheet1.C14:Sheet1.C14 Sheet1.C19:Sheet1.C23 Sheet1.F14:Sheet1.F14 Sheet1.F19:Sheet1.F23 Sheet1.G14:Sheet1.G14 Sheet1.G19:Sheet1.G23 Sheet1.H14:Sheet1.H14 Sheet1.H19:Sheet1.H23 Sheet1.I14:Sheet1.I14 Sheet1.I19:Sheet1.I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office:value-type="string" calcext:value-type="string">
            <text:p>Standard unstable</text:p>
          </table:table-cell>
          <table:table-cell table:style-name="Default" office:value-type="string" calcext:value-type="string">
            <text:p>Standard stable</text:p>
          </table:table-cell>
          <table:table-cell table:style-name="Default" office:value-type="string" calcext:value-type="string">
            <text:p>Rayon unstable</text:p>
          </table:table-cell>
          <table:table-cell table:style-name="Default" office:value-type="string" calcext:value-type="string">
            <text:p>Rayon stable</text:p>
          </table:table-cell>
          <table:table-cell office:value-type="string" calcext:value-type="string">
            <text:p>Rdst</text:p>
          </table:table-cell>
          <table:table-cell office:value-type="string" calcext:value-type="string">
            <text:p>Rdxsort</text:p>
          </table:table-cell>
          <table:table-cell office:value-type="string" calcext:value-type="string">
            <text:p>Radix 1</text:p>
          </table:table-cell>
          <table:table-cell office:value-type="string" calcext:value-type="string">
            <text:p>Radix 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178" calcext:value-type="float">
            <text:p>1.78E-07</text:p>
          </table:table-cell>
          <table:table-cell office:value-type="float" office:value="0.000000196" calcext:value-type="float">
            <text:p>1.96E-07</text:p>
          </table:table-cell>
          <table:table-cell office:value-type="float" office:value="0.000000185" calcext:value-type="float">
            <text:p>1.85E-07</text:p>
          </table:table-cell>
          <table:table-cell office:value-type="float" office:value="0.000000178" calcext:value-type="float">
            <text:p>1.78E-07</text:p>
          </table:table-cell>
          <table:table-cell table:style-name="ce1" office:value-type="float" office:value="0.000000363" calcext:value-type="float">
            <text:p>3.63E-07</text:p>
          </table:table-cell>
          <table:table-cell table:style-name="ce1" office:value-type="float" office:value="0.000002731" calcext:value-type="float">
            <text:p>2.73E-06</text:p>
          </table:table-cell>
          <table:table-cell table:style-name="ce1" office:value-type="float" office:value="0.00012" calcext:value-type="float">
            <text:p>1.20E-04</text:p>
          </table:table-cell>
          <table:table-cell table:style-name="ce1" office:value-type="float" office:value="0.0006545" calcext:value-type="float">
            <text:p>6.55E-0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196" calcext:value-type="float">
            <text:p>2.20E-06</text:p>
          </table:table-cell>
          <table:table-cell office:value-type="float" office:value="0.00000282" calcext:value-type="float">
            <text:p>2.82E-06</text:p>
          </table:table-cell>
          <table:table-cell office:value-type="float" office:value="0.000002184" calcext:value-type="float">
            <text:p>2.18E-06</text:p>
          </table:table-cell>
          <table:table-cell office:value-type="float" office:value="0.000003225" calcext:value-type="float">
            <text:p>3.23E-06</text:p>
          </table:table-cell>
          <table:table-cell table:style-name="ce1" office:value-type="float" office:value="0.000003578" calcext:value-type="float">
            <text:p>3.58E-06</text:p>
          </table:table-cell>
          <table:table-cell table:style-name="ce1" office:value-type="float" office:value="0.000003707" calcext:value-type="float">
            <text:p>3.71E-06</text:p>
          </table:table-cell>
          <table:table-cell table:style-name="ce1" office:value-type="float" office:value="0.00008577" calcext:value-type="float">
            <text:p>8.58E-05</text:p>
          </table:table-cell>
          <table:table-cell table:style-name="ce1" office:value-type="float" office:value="0.0005272" calcext:value-type="float">
            <text:p>5.27E-0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2203" calcext:value-type="float">
            <text:p>2.20E-05</text:p>
          </table:table-cell>
          <table:table-cell office:value-type="float" office:value="0.00003594" calcext:value-type="float">
            <text:p>3.59E-05</text:p>
          </table:table-cell>
          <table:table-cell office:value-type="float" office:value="0.00002351" calcext:value-type="float">
            <text:p>2.35E-05</text:p>
          </table:table-cell>
          <table:table-cell office:value-type="float" office:value="0.00003719" calcext:value-type="float">
            <text:p>3.72E-05</text:p>
          </table:table-cell>
          <table:table-cell table:style-name="ce1" office:value-type="float" office:value="0.00001155" calcext:value-type="float">
            <text:p>1.16E-05</text:p>
          </table:table-cell>
          <table:table-cell table:style-name="ce1" office:value-type="float" office:value="0.00001532" calcext:value-type="float">
            <text:p>1.53E-05</text:p>
          </table:table-cell>
          <table:table-cell table:style-name="ce1" office:value-type="float" office:value="0.00006716" calcext:value-type="float">
            <text:p>6.72E-05</text:p>
          </table:table-cell>
          <table:table-cell table:style-name="ce1" office:value-type="float" office:value="0.0005417" calcext:value-type="float">
            <text:p>5.42E-04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2435" calcext:value-type="float">
            <text:p>2.44E-04</text:p>
          </table:table-cell>
          <table:table-cell office:value-type="float" office:value="0.0004503" calcext:value-type="float">
            <text:p>4.50E-04</text:p>
          </table:table-cell>
          <table:table-cell office:value-type="float" office:value="0.0002034" calcext:value-type="float">
            <text:p>2.03E-04</text:p>
          </table:table-cell>
          <table:table-cell office:value-type="float" office:value="0.0004995" calcext:value-type="float">
            <text:p>5.00E-04</text:p>
          </table:table-cell>
          <table:table-cell table:style-name="ce1" office:value-type="float" office:value="0.00008398" calcext:value-type="float">
            <text:p>8.40E-05</text:p>
          </table:table-cell>
          <table:table-cell table:style-name="ce1" office:value-type="float" office:value="0.0001229" calcext:value-type="float">
            <text:p>1.23E-04</text:p>
          </table:table-cell>
          <table:table-cell table:style-name="ce1" office:value-type="float" office:value="0.0001068" calcext:value-type="float">
            <text:p>1.07E-04</text:p>
          </table:table-cell>
          <table:table-cell table:style-name="ce1" office:value-type="float" office:value="0.0005498" calcext:value-type="float">
            <text:p>5.50E-04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2666" calcext:value-type="float">
            <text:p>2.67E-03</text:p>
          </table:table-cell>
          <table:table-cell office:value-type="float" office:value="0.005738" calcext:value-type="float">
            <text:p>5.74E-03</text:p>
          </table:table-cell>
          <table:table-cell office:value-type="float" office:value="0.0008522" calcext:value-type="float">
            <text:p>8.52E-04</text:p>
          </table:table-cell>
          <table:table-cell office:value-type="float" office:value="0.001969" calcext:value-type="float">
            <text:p>1.97E-03</text:p>
          </table:table-cell>
          <table:table-cell table:style-name="ce1" office:value-type="float" office:value="0.000841" calcext:value-type="float">
            <text:p>8.41E-04</text:p>
          </table:table-cell>
          <table:table-cell table:style-name="ce1" office:value-type="float" office:value="0.001247" calcext:value-type="float">
            <text:p>1.25E-03</text:p>
          </table:table-cell>
          <table:table-cell table:style-name="ce1" office:value-type="float" office:value="0.0007171" calcext:value-type="float">
            <text:p>7.17E-04</text:p>
          </table:table-cell>
          <table:table-cell table:style-name="ce1" office:value-type="float" office:value="0.0008392" calcext:value-type="float">
            <text:p>8.39E-04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292" calcext:value-type="float">
            <text:p>2.92E-02</text:p>
          </table:table-cell>
          <table:table-cell office:value-type="float" office:value="0.06856" calcext:value-type="float">
            <text:p>6.86E-02</text:p>
          </table:table-cell>
          <table:table-cell office:value-type="float" office:value="0.008773" calcext:value-type="float">
            <text:p>8.77E-03</text:p>
          </table:table-cell>
          <table:table-cell office:value-type="float" office:value="0.01673" calcext:value-type="float">
            <text:p>1.67E-02</text:p>
          </table:table-cell>
          <table:table-cell table:style-name="ce1" office:value-type="float" office:value="0.003691" calcext:value-type="float">
            <text:p>3.69E-03</text:p>
          </table:table-cell>
          <table:table-cell table:style-name="ce1" office:value-type="float" office:value="0.0133" calcext:value-type="float">
            <text:p>1.33E-02</text:p>
          </table:table-cell>
          <table:table-cell table:style-name="ce1" office:value-type="float" office:value="0.006974" calcext:value-type="float">
            <text:p>6.97E-03</text:p>
          </table:table-cell>
          <table:table-cell table:style-name="ce1" office:value-type="float" office:value="0.004925" calcext:value-type="float">
            <text:p>4.93E-03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3208" calcext:value-type="float">
            <text:p>3.21E-01</text:p>
          </table:table-cell>
          <table:table-cell office:value-type="float" office:value="0.797" calcext:value-type="float">
            <text:p>7.97E-01</text:p>
          </table:table-cell>
          <table:table-cell office:value-type="float" office:value="0.09855" calcext:value-type="float">
            <text:p>9.86E-02</text:p>
          </table:table-cell>
          <table:table-cell office:value-type="float" office:value="0.1977" calcext:value-type="float">
            <text:p>1.98E-01</text:p>
          </table:table-cell>
          <table:table-cell table:style-name="ce1" office:value-type="float" office:value="0.04075" calcext:value-type="float">
            <text:p>4.08E-02</text:p>
          </table:table-cell>
          <table:table-cell table:style-name="ce1" office:value-type="float" office:value="0.1561" calcext:value-type="float">
            <text:p>1.56E-01</text:p>
          </table:table-cell>
          <table:table-cell table:style-name="ce1" office:value-type="float" office:value="0.06865" calcext:value-type="float">
            <text:p>6.87E-02</text:p>
          </table:table-cell>
          <table:table-cell table:style-name="ce1" office:value-type="float" office:value="0.06358" calcext:value-type="float">
            <text:p>6.36E-02</text:p>
          </table:table-cell>
          <table:table-cell table:number-columns-repeated="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.492" calcext:value-type="float">
            <text:p>3.49E+00</text:p>
          </table:table-cell>
          <table:table-cell office:value-type="float" office:value="9.408" calcext:value-type="float">
            <text:p>9.41E+00</text:p>
          </table:table-cell>
          <table:table-cell office:value-type="float" office:value="1.093" calcext:value-type="float">
            <text:p>1.09E+00</text:p>
          </table:table-cell>
          <table:table-cell office:value-type="float" office:value="2.27" calcext:value-type="float">
            <text:p>2.27E+00</text:p>
          </table:table-cell>
          <table:table-cell table:style-name="ce1" office:value-type="float" office:value="0.4246" calcext:value-type="float">
            <text:p>4.25E-01</text:p>
          </table:table-cell>
          <table:table-cell table:style-name="ce1" office:value-type="float" office:value="1.494" calcext:value-type="float">
            <text:p>1.49E+00</text:p>
          </table:table-cell>
          <table:table-cell table:style-name="ce1" office:value-type="float" office:value="0.7086" calcext:value-type="float">
            <text:p>7.09E-01</text:p>
          </table:table-cell>
          <table:table-cell table:style-name="ce1" office:value-type="float" office:value="0.5895" calcext:value-type="float">
            <text:p>5.90E-01</text:p>
          </table:table-cell>
          <table:table-cell table:number-columns-repeated="2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8.67" calcext:value-type="float">
            <text:p>3.87E+01</text:p>
          </table:table-cell>
          <table:table-cell office:value-type="float" office:value="107.2" calcext:value-type="float">
            <text:p>1.07E+02</text:p>
          </table:table-cell>
          <table:table-cell office:value-type="float" office:value="12.63" calcext:value-type="float">
            <text:p>1.26E+01</text:p>
          </table:table-cell>
          <table:table-cell office:value-type="float" office:value="130.5" calcext:value-type="float">
            <text:p>1.31E+02</text:p>
          </table:table-cell>
          <table:table-cell table:style-name="ce1" office:value-type="float" office:value="5.444" calcext:value-type="float">
            <text:p>5.44E+00</text:p>
          </table:table-cell>
          <table:table-cell table:style-name="ce1" office:value-type="float" office:value="604.7" calcext:value-type="float">
            <text:p>6.05E+02</text:p>
          </table:table-cell>
          <table:table-cell table:style-name="ce1" office:value-type="float" office:value="285" calcext:value-type="float">
            <text:p>2.85E+02</text:p>
          </table:table-cell>
          <table:table-cell table:style-name="ce1" office:value-type="float" office:value="86.36" calcext:value-type="float">
            <text:p>8.64E+01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formula="of:=[.B1]" office:value-type="string" office:string-value="Standard unstable" calcext:value-type="string">
            <text:p>Standard unstable</text:p>
          </table:table-cell>
          <table:table-cell table:style-name="Default" table:formula="of:=[.C1]" office:value-type="string" office:string-value="Standard stable" calcext:value-type="string">
            <text:p>Standard stable</text:p>
          </table:table-cell>
          <table:table-cell table:style-name="Default" table:formula="of:=[.D1]" office:value-type="string" office:string-value="Rayon unstable" calcext:value-type="string">
            <text:p>Rayon unstable</text:p>
          </table:table-cell>
          <table:table-cell table:style-name="Default" table:formula="of:=[.E1]" office:value-type="string" office:string-value="Rayon stable" calcext:value-type="string">
            <text:p>Rayon stable</text:p>
          </table:table-cell>
          <table:table-cell table:formula="of:=[.F1]" office:value-type="string" office:string-value="Rdst" calcext:value-type="string">
            <text:p>Rdst</text:p>
          </table:table-cell>
          <table:table-cell table:formula="of:=[.G1]" office:value-type="string" office:string-value="Rdxsort" calcext:value-type="string">
            <text:p>Rdxsort</text:p>
          </table:table-cell>
          <table:table-cell table:formula="of:=[.H1]" office:value-type="string" office:string-value="Radix 1" calcext:value-type="string">
            <text:p>Radix 1</text:p>
          </table:table-cell>
          <table:table-cell table:formula="of:=[.I1]" office:value-type="string" office:string-value="Radix 2" calcext:value-type="string">
            <text:p>Radix 2</text:p>
          </table:table-cell>
          <table:table-cell table:number-columns-repeated="2"/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2]/[.$A2]" office:value-type="float" office:value="0.0000000178" calcext:value-type="float">
            <text:p>1.78E-08</text:p>
          </table:table-cell>
          <table:table-cell table:formula="of:=[.C2]/[.$A2]" office:value-type="float" office:value="0.0000000196" calcext:value-type="float">
            <text:p>1.96E-08</text:p>
          </table:table-cell>
          <table:table-cell table:formula="of:=[.D2]/[.$A2]" office:value-type="float" office:value="0.0000000185" calcext:value-type="float">
            <text:p>1.85E-08</text:p>
          </table:table-cell>
          <table:table-cell table:formula="of:=[.E2]/[.$A2]" office:value-type="float" office:value="0.0000000178" calcext:value-type="float">
            <text:p>1.78E-08</text:p>
          </table:table-cell>
          <table:table-cell table:style-name="ce1" table:formula="of:=[.F2]/[.$A2]" office:value-type="float" office:value="0.0000000363" calcext:value-type="float">
            <text:p>3.63E-08</text:p>
          </table:table-cell>
          <table:table-cell table:style-name="ce1" table:formula="of:=[.G2]/[.$A2]" office:value-type="float" office:value="0.0000002731" calcext:value-type="float">
            <text:p>2.73E-07</text:p>
          </table:table-cell>
          <table:table-cell table:style-name="ce1" table:formula="of:=[.H2]/[.$A2]" office:value-type="float" office:value="0.000012" calcext:value-type="float">
            <text:p>1.20E-05</text:p>
          </table:table-cell>
          <table:table-cell table:style-name="ce1" table:formula="of:=[.I2]/[.$A2]" office:value-type="float" office:value="0.00006545" calcext:value-type="float">
            <text:p>6.55E-05</text:p>
          </table:table-cell>
          <table:table-cell table:number-columns-repeated="2"/>
        </table:table-row>
        <table:table-row table:style-name="ro1">
          <table:table-cell table:formula="of:=[.A3]" office:value-type="float" office:value="100" calcext:value-type="float">
            <text:p>100</text:p>
          </table:table-cell>
          <table:table-cell table:formula="of:=[.B3]/[.$A3]" office:value-type="float" office:value="0.00000002196" calcext:value-type="float">
            <text:p>2.20E-08</text:p>
          </table:table-cell>
          <table:table-cell table:formula="of:=[.C3]/[.$A3]" office:value-type="float" office:value="0.0000000282" calcext:value-type="float">
            <text:p>2.82E-08</text:p>
          </table:table-cell>
          <table:table-cell table:formula="of:=[.D3]/[.$A3]" office:value-type="float" office:value="0.00000002184" calcext:value-type="float">
            <text:p>2.18E-08</text:p>
          </table:table-cell>
          <table:table-cell table:formula="of:=[.E3]/[.$A3]" office:value-type="float" office:value="0.00000003225" calcext:value-type="float">
            <text:p>3.23E-08</text:p>
          </table:table-cell>
          <table:table-cell table:style-name="ce1" table:formula="of:=[.F3]/[.$A3]" office:value-type="float" office:value="0.00000003578" calcext:value-type="float">
            <text:p>3.58E-08</text:p>
          </table:table-cell>
          <table:table-cell table:style-name="ce1" table:formula="of:=[.G3]/[.$A3]" office:value-type="float" office:value="0.00000003707" calcext:value-type="float">
            <text:p>3.71E-08</text:p>
          </table:table-cell>
          <table:table-cell table:style-name="ce1" table:formula="of:=[.H3]/[.$A3]" office:value-type="float" office:value="0.0000008577" calcext:value-type="float">
            <text:p>8.58E-07</text:p>
          </table:table-cell>
          <table:table-cell table:style-name="ce1" table:formula="of:=[.I3]/[.$A3]" office:value-type="float" office:value="0.000005272" calcext:value-type="float">
            <text:p>5.27E-06</text:p>
          </table:table-cell>
          <table:table-cell table:number-columns-repeated="2"/>
        </table:table-row>
        <table:table-row table:style-name="ro1">
          <table:table-cell table:formula="of:=[.A4]" office:value-type="float" office:value="1000" calcext:value-type="float">
            <text:p>1000</text:p>
          </table:table-cell>
          <table:table-cell table:formula="of:=[.B4]/[.$A4]" office:value-type="float" office:value="0.00000002203" calcext:value-type="float">
            <text:p>2.20E-08</text:p>
          </table:table-cell>
          <table:table-cell table:formula="of:=[.C4]/[.$A4]" office:value-type="float" office:value="0.00000003594" calcext:value-type="float">
            <text:p>3.59E-08</text:p>
          </table:table-cell>
          <table:table-cell table:formula="of:=[.D4]/[.$A4]" office:value-type="float" office:value="0.00000002351" calcext:value-type="float">
            <text:p>2.35E-08</text:p>
          </table:table-cell>
          <table:table-cell table:formula="of:=[.E4]/[.$A4]" office:value-type="float" office:value="0.00000003719" calcext:value-type="float">
            <text:p>3.72E-08</text:p>
          </table:table-cell>
          <table:table-cell table:style-name="ce1" table:formula="of:=[.F4]/[.$A4]" office:value-type="float" office:value="0.00000001155" calcext:value-type="float">
            <text:p>1.16E-08</text:p>
          </table:table-cell>
          <table:table-cell table:style-name="ce1" table:formula="of:=[.G4]/[.$A4]" office:value-type="float" office:value="0.00000001532" calcext:value-type="float">
            <text:p>1.53E-08</text:p>
          </table:table-cell>
          <table:table-cell table:style-name="ce1" table:formula="of:=[.H4]/[.$A4]" office:value-type="float" office:value="0.00000006716" calcext:value-type="float">
            <text:p>6.72E-08</text:p>
          </table:table-cell>
          <table:table-cell table:style-name="ce1" table:formula="of:=[.I4]/[.$A4]" office:value-type="float" office:value="0.0000005417" calcext:value-type="float">
            <text:p>5.42E-07</text:p>
          </table:table-cell>
          <table:table-cell table:number-columns-repeated="2"/>
        </table:table-row>
        <table:table-row table:style-name="ro1">
          <table:table-cell table:formula="of:=[.A5]" office:value-type="float" office:value="10000" calcext:value-type="float">
            <text:p>10000</text:p>
          </table:table-cell>
          <table:table-cell table:formula="of:=[.B5]/[.$A5]" office:value-type="float" office:value="0.00000002435" calcext:value-type="float">
            <text:p>2.44E-08</text:p>
          </table:table-cell>
          <table:table-cell table:formula="of:=[.C5]/[.$A5]" office:value-type="float" office:value="0.00000004503" calcext:value-type="float">
            <text:p>4.50E-08</text:p>
          </table:table-cell>
          <table:table-cell table:formula="of:=[.D5]/[.$A5]" office:value-type="float" office:value="0.00000002034" calcext:value-type="float">
            <text:p>2.03E-08</text:p>
          </table:table-cell>
          <table:table-cell table:formula="of:=[.E5]/[.$A5]" office:value-type="float" office:value="0.00000004995" calcext:value-type="float">
            <text:p>5.00E-08</text:p>
          </table:table-cell>
          <table:table-cell table:style-name="ce1" table:formula="of:=[.F5]/[.$A5]" office:value-type="float" office:value="0.000000008398" calcext:value-type="float">
            <text:p>8.40E-09</text:p>
          </table:table-cell>
          <table:table-cell table:style-name="ce1" table:formula="of:=[.G5]/[.$A5]" office:value-type="float" office:value="0.00000001229" calcext:value-type="float">
            <text:p>1.23E-08</text:p>
          </table:table-cell>
          <table:table-cell table:style-name="ce1" table:formula="of:=[.H5]/[.$A5]" office:value-type="float" office:value="0.00000001068" calcext:value-type="float">
            <text:p>1.07E-08</text:p>
          </table:table-cell>
          <table:table-cell table:style-name="ce1" table:formula="of:=[.I5]/[.$A5]" office:value-type="float" office:value="0.00000005498" calcext:value-type="float">
            <text:p>5.50E-08</text:p>
          </table:table-cell>
          <table:table-cell table:number-columns-repeated="2"/>
        </table:table-row>
        <table:table-row table:style-name="ro1">
          <table:table-cell table:formula="of:=[.A6]" office:value-type="float" office:value="100000" calcext:value-type="float">
            <text:p>100000</text:p>
          </table:table-cell>
          <table:table-cell table:formula="of:=[.B6]/[.$A6]" office:value-type="float" office:value="0.00000002666" calcext:value-type="float">
            <text:p>2.67E-08</text:p>
          </table:table-cell>
          <table:table-cell table:formula="of:=[.C6]/[.$A6]" office:value-type="float" office:value="0.00000005738" calcext:value-type="float">
            <text:p>5.74E-08</text:p>
          </table:table-cell>
          <table:table-cell table:formula="of:=[.D6]/[.$A6]" office:value-type="float" office:value="0.000000008522" calcext:value-type="float">
            <text:p>8.52E-09</text:p>
          </table:table-cell>
          <table:table-cell table:formula="of:=[.E6]/[.$A6]" office:value-type="float" office:value="0.00000001969" calcext:value-type="float">
            <text:p>1.97E-08</text:p>
          </table:table-cell>
          <table:table-cell table:style-name="ce1" table:formula="of:=[.F6]/[.$A6]" office:value-type="float" office:value="0.00000000841" calcext:value-type="float">
            <text:p>8.41E-09</text:p>
          </table:table-cell>
          <table:table-cell table:style-name="ce1" table:formula="of:=[.G6]/[.$A6]" office:value-type="float" office:value="0.00000001247" calcext:value-type="float">
            <text:p>1.25E-08</text:p>
          </table:table-cell>
          <table:table-cell table:style-name="ce1" table:formula="of:=[.H6]/[.$A6]" office:value-type="float" office:value="0.000000007171" calcext:value-type="float">
            <text:p>7.17E-09</text:p>
          </table:table-cell>
          <table:table-cell table:style-name="ce1" table:formula="of:=[.I6]/[.$A6]" office:value-type="float" office:value="0.000000008392" calcext:value-type="float">
            <text:p>8.39E-09</text:p>
          </table:table-cell>
          <table:table-cell table:number-columns-repeated="2"/>
        </table:table-row>
        <table:table-row table:style-name="ro1">
          <table:table-cell table:formula="of:=[.A7]" office:value-type="float" office:value="1000000" calcext:value-type="float">
            <text:p>1000000</text:p>
          </table:table-cell>
          <table:table-cell table:formula="of:=[.B7]/[.$A7]" office:value-type="float" office:value="0.0000000292" calcext:value-type="float">
            <text:p>2.92E-08</text:p>
          </table:table-cell>
          <table:table-cell table:formula="of:=[.C7]/[.$A7]" office:value-type="float" office:value="0.00000006856" calcext:value-type="float">
            <text:p>6.86E-08</text:p>
          </table:table-cell>
          <table:table-cell table:formula="of:=[.D7]/[.$A7]" office:value-type="float" office:value="0.000000008773" calcext:value-type="float">
            <text:p>8.77E-09</text:p>
          </table:table-cell>
          <table:table-cell table:formula="of:=[.E7]/[.$A7]" office:value-type="float" office:value="0.00000001673" calcext:value-type="float">
            <text:p>1.67E-08</text:p>
          </table:table-cell>
          <table:table-cell table:style-name="ce1" table:formula="of:=[.F7]/[.$A7]" office:value-type="float" office:value="0.000000003691" calcext:value-type="float">
            <text:p>3.69E-09</text:p>
          </table:table-cell>
          <table:table-cell table:style-name="ce1" table:formula="of:=[.G7]/[.$A7]" office:value-type="float" office:value="0.0000000133" calcext:value-type="float">
            <text:p>1.33E-08</text:p>
          </table:table-cell>
          <table:table-cell table:style-name="ce1" table:formula="of:=[.H7]/[.$A7]" office:value-type="float" office:value="0.000000006974" calcext:value-type="float">
            <text:p>6.97E-09</text:p>
          </table:table-cell>
          <table:table-cell table:style-name="ce1" table:formula="of:=[.I7]/[.$A7]" office:value-type="float" office:value="0.000000004925" calcext:value-type="float">
            <text:p>4.92E-09</text:p>
          </table:table-cell>
          <table:table-cell table:number-columns-repeated="2"/>
        </table:table-row>
        <table:table-row table:style-name="ro1">
          <table:table-cell table:formula="of:=[.A8]" office:value-type="float" office:value="10000000" calcext:value-type="float">
            <text:p>10000000</text:p>
          </table:table-cell>
          <table:table-cell table:formula="of:=[.B8]/[.$A8]" office:value-type="float" office:value="0.00000003208" calcext:value-type="float">
            <text:p>3.21E-08</text:p>
          </table:table-cell>
          <table:table-cell table:formula="of:=[.C8]/[.$A8]" office:value-type="float" office:value="0.0000000797" calcext:value-type="float">
            <text:p>7.97E-08</text:p>
          </table:table-cell>
          <table:table-cell table:formula="of:=[.D8]/[.$A8]" office:value-type="float" office:value="0.000000009855" calcext:value-type="float">
            <text:p>9.86E-09</text:p>
          </table:table-cell>
          <table:table-cell table:formula="of:=[.E8]/[.$A8]" office:value-type="float" office:value="0.00000001977" calcext:value-type="float">
            <text:p>1.98E-08</text:p>
          </table:table-cell>
          <table:table-cell table:style-name="ce1" table:formula="of:=[.F8]/[.$A8]" office:value-type="float" office:value="0.000000004075" calcext:value-type="float">
            <text:p>4.08E-09</text:p>
          </table:table-cell>
          <table:table-cell table:style-name="ce1" table:formula="of:=[.G8]/[.$A8]" office:value-type="float" office:value="0.00000001561" calcext:value-type="float">
            <text:p>1.56E-08</text:p>
          </table:table-cell>
          <table:table-cell table:style-name="ce1" table:formula="of:=[.H8]/[.$A8]" office:value-type="float" office:value="0.000000006865" calcext:value-type="float">
            <text:p>6.87E-09</text:p>
          </table:table-cell>
          <table:table-cell table:style-name="ce1" table:formula="of:=[.I8]/[.$A8]" office:value-type="float" office:value="0.000000006358" calcext:value-type="float">
            <text:p>6.36E-09</text:p>
          </table:table-cell>
          <table:table-cell table:number-columns-repeated="2"/>
        </table:table-row>
        <table:table-row table:style-name="ro1">
          <table:table-cell table:formula="of:=[.A9]" office:value-type="float" office:value="100000000" calcext:value-type="float">
            <text:p>100000000</text:p>
          </table:table-cell>
          <table:table-cell table:formula="of:=[.B9]/[.$A9]" office:value-type="float" office:value="0.00000003492" calcext:value-type="float">
            <text:p>3.49E-08</text:p>
          </table:table-cell>
          <table:table-cell table:formula="of:=[.C9]/[.$A9]" office:value-type="float" office:value="0.00000009408" calcext:value-type="float">
            <text:p>9.41E-08</text:p>
          </table:table-cell>
          <table:table-cell table:formula="of:=[.D9]/[.$A9]" office:value-type="float" office:value="0.00000001093" calcext:value-type="float">
            <text:p>1.09E-08</text:p>
          </table:table-cell>
          <table:table-cell table:formula="of:=[.E9]/[.$A9]" office:value-type="float" office:value="0.0000000227" calcext:value-type="float">
            <text:p>2.27E-08</text:p>
          </table:table-cell>
          <table:table-cell table:style-name="ce1" table:formula="of:=[.F9]/[.$A9]" office:value-type="float" office:value="0.000000004246" calcext:value-type="float">
            <text:p>4.25E-09</text:p>
          </table:table-cell>
          <table:table-cell table:style-name="ce1" table:formula="of:=[.G9]/[.$A9]" office:value-type="float" office:value="0.00000001494" calcext:value-type="float">
            <text:p>1.49E-08</text:p>
          </table:table-cell>
          <table:table-cell table:style-name="ce1" table:formula="of:=[.H9]/[.$A9]" office:value-type="float" office:value="0.000000007086" calcext:value-type="float">
            <text:p>7.09E-09</text:p>
          </table:table-cell>
          <table:table-cell table:style-name="ce1" table:formula="of:=[.I9]/[.$A9]" office:value-type="float" office:value="0.000000005895" calcext:value-type="float">
            <text:p>5.90E-09</text:p>
          </table:table-cell>
          <table:table-cell table:number-columns-repeated="2"/>
        </table:table-row>
        <table:table-row table:style-name="ro1">
          <table:table-cell table:formula="of:=[.A10]" office:value-type="float" office:value="1000000000" calcext:value-type="float">
            <text:p>1000000000</text:p>
          </table:table-cell>
          <table:table-cell table:formula="of:=[.B10]/[.$A10]" office:value-type="float" office:value="0.00000003867" calcext:value-type="float">
            <text:p>3.87E-08</text:p>
          </table:table-cell>
          <table:table-cell table:formula="of:=[.C10]/[.$A10]" office:value-type="float" office:value="0.0000001072" calcext:value-type="float">
            <text:p>1.07E-07</text:p>
          </table:table-cell>
          <table:table-cell table:formula="of:=[.D10]/[.$A10]" office:value-type="float" office:value="0.00000001263" calcext:value-type="float">
            <text:p>1.26E-08</text:p>
          </table:table-cell>
          <table:table-cell table:formula="of:=[.E10]/[.$A10]" office:value-type="float" office:value="0.0000001305" calcext:value-type="float">
            <text:p>1.31E-07</text:p>
          </table:table-cell>
          <table:table-cell table:style-name="ce1" table:formula="of:=[.F10]/[.$A10]" office:value-type="float" office:value="0.000000005444" calcext:value-type="float">
            <text:p>5.44E-09</text:p>
          </table:table-cell>
          <table:table-cell table:style-name="ce1" table:formula="of:=[.G10]/[.$A10]" office:value-type="float" office:value="0.0000006047" calcext:value-type="float">
            <text:p>6.05E-07</text:p>
          </table:table-cell>
          <table:table-cell table:style-name="ce1" table:formula="of:=[.H10]/[.$A10]" office:value-type="float" office:value="0.000000285" calcext:value-type="float">
            <text:p>2.85E-07</text:p>
          </table:table-cell>
          <table:table-cell table:style-name="ce1" table:formula="of:=[.I10]/[.$A10]" office:value-type="float" office:value="0.00000008636" calcext:value-type="float">
            <text:p>8.64E-08</text:p>
          </table:table-cell>
          <table:table-cell table:number-columns-repeated="2"/>
        </table:table-row>
        <table:table-row table:style-name="ro1" table:number-rows-repeated="15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7">
          <table:table-cell table:style-name="ce1"/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Anonymous Pro'" style:font-family-generic-asian="system" style:font-pitch-asian="variable" style:font-size-asian="12pt" style:language-asian="zh" style:country-asian="CN" style:font-family-complex="'Anonymous Pro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10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105P0"/>
    </number:currency-style>
    <number:number-style style:name="N106" loext:transliteration-spellout="cardinal" number:transliteration-language="en" number:transliteration-country="US">
      <number:number number:decimal-places="0" number:min-decimal-places="0" number:min-integer-digits="1"/>
    </number:number-style>
    <number:number-style style:name="N107" loext:transliteration-spellout="capitalize cardinal" number:transliteration-language="en" number:transliteration-country="US">
      <number:number number:decimal-places="0" number:min-decimal-places="0" number:min-integer-digits="1"/>
    </number:number-style>
    <number:number-style style:name="N108" loext:transliteration-spellout="upper cardinal" number:transliteration-language="en" number:transliteration-country="US">
      <number:number number:decimal-places="0" number:min-decimal-places="0" number:min-integer-digits="1"/>
    </number:number-style>
    <number:number-style style:name="N109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0" loext:transliteration-spellout="PLN" number:transliteration-language="en" number:transliteration-country="US">
      <number:number number:decimal-places="0" number:min-decimal-places="0" number:min-integer-digits="1"/>
    </number:number-style>
    <number:number-style style:name="N111" loext:transliteration-spellout="PLN" number:transliteration-language="en" number:transliteration-country="US">
      <number:number number:decimal-places="2" number:min-decimal-places="2" number:min-integer-digits="1"/>
    </number:number-style>
    <number:number-style style:name="N112" loext:transliteration-spellout="upper PLN" number:transliteration-language="en" number:transliteration-country="US">
      <number:number number:decimal-places="0" number:min-decimal-places="0" number:min-integer-digits="1"/>
    </number:number-style>
    <number:number-style style:name="N113" loext:transliteration-spellout="upper PLN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1:12:04.760102051</meta:creation-date>
    <meta:editing-cycles>5</meta:editing-cycles>
    <meta:editing-duration>PT1H31M46S</meta:editing-duration>
    <dc:date>2024-10-13T17:01:53.258571044</dc:date>
    <meta:generator>LibreOffice/24.2.6.2$Linux_X86_64 LibreOffice_project/420$Build-2</meta:generator>
    <meta:document-statistic meta:table-count="1" meta:cell-count="17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title svg:x="8.448cm" svg:y="0.436cm" chart:style-name="ch2">
          <text:p>Overall sort time for u32 (avg. of 5 runs)</text:p>
        </chart:title>
        <chart:subtitle svg:x="10.908cm" svg:y="1.515cm" chart:style-name="ch3">
          <text:p>i3-8100 (4 CPUs)</text:p>
        </chart:subtitle>
        <chart:legend chart:legend-position="end" svg:x="20.879cm" svg:y="5.458cm" style:legend-expansion="high" chart:style-name="ch4"/>
        <chart:plot-area chart:style-name="ch5" table:cell-range-address="Sheet1.A1:Sheet1.I10" chart:data-source-has-labels="both" svg:x="1.511cm" svg:y="2.498cm" svg:width="18.868cm" svg:height="11.222cm">
          <chart:coordinate-region svg:x="3.244cm" svg:y="2.698cm" svg:width="16.181cm" svg:height="10.375cm"/>
          <chart:axis chart:dimension="x" chart:name="primary-x" chart:style-name="ch6" chartooo:axis-type="auto">
            <chartooo:date-scale/>
            <chart:title svg:x="9.869cm" svg:y="14.02cm" chart:style-name="ch7">
              <text:p>Collection size</text:p>
            </chart:title>
            <chart:categories table:cell-range-address="Sheet1.A2:Sheet1.A10"/>
          </chart:axis>
          <chart:axis chart:dimension="y" chart:name="primary-y" chart:style-name="ch8">
            <chart:title svg:x="0.451cm" svg:y="10.005cm" chart:style-name="ch9">
              <text:p>Sort time per collection (s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line">
            <chart:data-point chart:repeated="9"/>
          </chart:series>
          <chart:series chart:style-name="ch12" chart:values-cell-range-address="Sheet1.C2:Sheet1.C10" chart:label-cell-address="Sheet1.C1:Sheet1.C1" chart:class="chart:line">
            <chart:data-point chart:repeated="9"/>
          </chart:series>
          <chart:series chart:style-name="ch13" chart:values-cell-range-address="Sheet1.D2:Sheet1.D10" chart:label-cell-address="Sheet1.D1:Sheet1.D1" chart:class="chart:line">
            <chart:data-point chart:repeated="9"/>
          </chart:series>
          <chart:series chart:style-name="ch14" chart:values-cell-range-address="Sheet1.E2:Sheet1.E10" chart:label-cell-address="Sheet1.E1:Sheet1.E1" chart:class="chart:line">
            <chart:data-point chart:repeated="9"/>
          </chart:series>
          <chart:series chart:style-name="ch15" chart:values-cell-range-address="Sheet1.F2:Sheet1.F10" chart:label-cell-address="Sheet1.F1:Sheet1.F1" chart:class="chart:line">
            <chart:data-point chart:repeated="9"/>
          </chart:series>
          <chart:series chart:style-name="ch16" chart:values-cell-range-address="Sheet1.G2:Sheet1.G10" chart:label-cell-address="Sheet1.G1:Sheet1.G1" chart:class="chart:line">
            <chart:data-point chart:repeated="9"/>
          </chart:series>
          <chart:series chart:style-name="ch17" chart:values-cell-range-address="Sheet1.H2:Sheet1.H10" chart:label-cell-address="Sheet1.H1:Sheet1.H1" chart:class="chart:line">
            <chart:data-point chart:repeated="9"/>
          </chart:series>
          <chart:series chart:style-name="ch18" chart:values-cell-range-address="Sheet1.I2:Sheet1.I10" chart:label-cell-address="Sheet1.I1:Sheet1.I1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unstable</text:p>
                <draw:g>
                  <svg:desc>Sheet1.B1:Sheet1.B1</svg:desc>
                </draw:g>
              </table:table-cell>
              <table:table-cell office:value-type="string">
                <text:p>Standard stable</text:p>
                <draw:g>
                  <svg:desc>Sheet1.C1:Sheet1.C1</svg:desc>
                </draw:g>
              </table:table-cell>
              <table:table-cell office:value-type="string">
                <text:p>Rayon unstable</text:p>
                <draw:g>
                  <svg:desc>Sheet1.D1:Sheet1.D1</svg:desc>
                </draw:g>
              </table:table-cell>
              <table:table-cell office:value-type="string">
                <text:p>Rayon stable</text:p>
                <draw:g>
                  <svg:desc>Sheet1.E1:Sheet1.E1</svg:desc>
                </draw:g>
              </table:table-cell>
              <table:table-cell office:value-type="string">
                <text:p>Rdst</text:p>
                <draw:g>
                  <svg:desc>Sheet1.F1:Sheet1.F1</svg:desc>
                </draw:g>
              </table:table-cell>
              <table:table-cell office:value-type="string">
                <text:p>Rdxsort</text:p>
                <draw:g>
                  <svg:desc>Sheet1.G1:Sheet1.G1</svg:desc>
                </draw:g>
              </table:table-cell>
              <table:table-cell office:value-type="string">
                <text:p>Radix 1</text:p>
                <draw:g>
                  <svg:desc>Sheet1.H1:Sheet1.H1</svg:desc>
                </draw:g>
              </table:table-cell>
              <table:table-cell office:value-type="string">
                <text:p>Radix 2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0</svg:desc>
                </draw:g>
              </table:table-cell>
              <table:table-cell office:value-type="float" office:value="0.000000178">
                <text:p>0.000000178</text:p>
                <draw:g>
                  <svg:desc>Sheet1.B2:Sheet1.B10</svg:desc>
                </draw:g>
              </table:table-cell>
              <table:table-cell office:value-type="float" office:value="0.000000196">
                <text:p>0.000000196</text:p>
                <draw:g>
                  <svg:desc>Sheet1.C2:Sheet1.C10</svg:desc>
                </draw:g>
              </table:table-cell>
              <table:table-cell office:value-type="float" office:value="0.000000185">
                <text:p>0.000000185</text:p>
                <draw:g>
                  <svg:desc>Sheet1.D2:Sheet1.D10</svg:desc>
                </draw:g>
              </table:table-cell>
              <table:table-cell office:value-type="float" office:value="0.000000178">
                <text:p>0.000000178</text:p>
                <draw:g>
                  <svg:desc>Sheet1.E2:Sheet1.E10</svg:desc>
                </draw:g>
              </table:table-cell>
              <table:table-cell office:value-type="float" office:value="0.000000363">
                <text:p>0.000000363</text:p>
                <draw:g>
                  <svg:desc>Sheet1.F2:Sheet1.F10</svg:desc>
                </draw:g>
              </table:table-cell>
              <table:table-cell office:value-type="float" office:value="0.000002731">
                <text:p>0.000002731</text:p>
                <draw:g>
                  <svg:desc>Sheet1.G2:Sheet1.G10</svg:desc>
                </draw:g>
              </table:table-cell>
              <table:table-cell office:value-type="float" office:value="0.00012">
                <text:p>0.00012</text:p>
                <draw:g>
                  <svg:desc>Sheet1.H2:Sheet1.H10</svg:desc>
                </draw:g>
              </table:table-cell>
              <table:table-cell office:value-type="float" office:value="0.0006545">
                <text:p>0.0006545</text:p>
                <draw:g>
                  <svg:desc>Sheet1.I2:Sheet1.I1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2196">
                <text:p>0.000002196</text:p>
              </table:table-cell>
              <table:table-cell office:value-type="float" office:value="0.00000282">
                <text:p>0.00000282</text:p>
              </table:table-cell>
              <table:table-cell office:value-type="float" office:value="0.000002184">
                <text:p>0.000002184</text:p>
              </table:table-cell>
              <table:table-cell office:value-type="float" office:value="0.000003225">
                <text:p>0.000003225</text:p>
              </table:table-cell>
              <table:table-cell office:value-type="float" office:value="0.000003578">
                <text:p>0.000003578</text:p>
              </table:table-cell>
              <table:table-cell office:value-type="float" office:value="0.000003707">
                <text:p>0.000003707</text:p>
              </table:table-cell>
              <table:table-cell office:value-type="float" office:value="0.00008577">
                <text:p>0.00008577</text:p>
              </table:table-cell>
              <table:table-cell office:value-type="float" office:value="0.0005272">
                <text:p>0.00052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2203">
                <text:p>0.00002203</text:p>
              </table:table-cell>
              <table:table-cell office:value-type="float" office:value="0.00003594">
                <text:p>0.00003594</text:p>
              </table:table-cell>
              <table:table-cell office:value-type="float" office:value="0.00002351">
                <text:p>0.00002351</text:p>
              </table:table-cell>
              <table:table-cell office:value-type="float" office:value="0.00003719">
                <text:p>0.00003719</text:p>
              </table:table-cell>
              <table:table-cell office:value-type="float" office:value="0.00001155">
                <text:p>0.00001155</text:p>
              </table:table-cell>
              <table:table-cell office:value-type="float" office:value="0.00001532">
                <text:p>0.00001532</text:p>
              </table:table-cell>
              <table:table-cell office:value-type="float" office:value="0.00006716">
                <text:p>0.00006716</text:p>
              </table:table-cell>
              <table:table-cell office:value-type="float" office:value="0.0005417">
                <text:p>0.000541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2435">
                <text:p>0.0002435</text:p>
              </table:table-cell>
              <table:table-cell office:value-type="float" office:value="0.0004503">
                <text:p>0.0004503</text:p>
              </table:table-cell>
              <table:table-cell office:value-type="float" office:value="0.0002034">
                <text:p>0.0002034</text:p>
              </table:table-cell>
              <table:table-cell office:value-type="float" office:value="0.0004995">
                <text:p>0.0004995</text:p>
              </table:table-cell>
              <table:table-cell office:value-type="float" office:value="0.00008398">
                <text:p>0.00008398</text:p>
              </table:table-cell>
              <table:table-cell office:value-type="float" office:value="0.0001229">
                <text:p>0.0001229</text:p>
              </table:table-cell>
              <table:table-cell office:value-type="float" office:value="0.0001068">
                <text:p>0.0001068</text:p>
              </table:table-cell>
              <table:table-cell office:value-type="float" office:value="0.0005498">
                <text:p>0.000549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2666">
                <text:p>0.002666</text:p>
              </table:table-cell>
              <table:table-cell office:value-type="float" office:value="0.005738">
                <text:p>0.005738</text:p>
              </table:table-cell>
              <table:table-cell office:value-type="float" office:value="0.0008522">
                <text:p>0.0008522</text:p>
              </table:table-cell>
              <table:table-cell office:value-type="float" office:value="0.001969">
                <text:p>0.001969</text:p>
              </table:table-cell>
              <table:table-cell office:value-type="float" office:value="0.000841">
                <text:p>0.000841</text:p>
              </table:table-cell>
              <table:table-cell office:value-type="float" office:value="0.001247">
                <text:p>0.001247</text:p>
              </table:table-cell>
              <table:table-cell office:value-type="float" office:value="0.0007171">
                <text:p>0.0007171</text:p>
              </table:table-cell>
              <table:table-cell office:value-type="float" office:value="0.0008392">
                <text:p>0.000839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292">
                <text:p>0.0292</text:p>
              </table:table-cell>
              <table:table-cell office:value-type="float" office:value="0.06856">
                <text:p>0.06856</text:p>
              </table:table-cell>
              <table:table-cell office:value-type="float" office:value="0.008773">
                <text:p>0.008773</text:p>
              </table:table-cell>
              <table:table-cell office:value-type="float" office:value="0.01673">
                <text:p>0.01673</text:p>
              </table:table-cell>
              <table:table-cell office:value-type="float" office:value="0.003691">
                <text:p>0.003691</text:p>
              </table:table-cell>
              <table:table-cell office:value-type="float" office:value="0.0133">
                <text:p>0.0133</text:p>
              </table:table-cell>
              <table:table-cell office:value-type="float" office:value="0.006974">
                <text:p>0.006974</text:p>
              </table:table-cell>
              <table:table-cell office:value-type="float" office:value="0.004925">
                <text:p>0.00492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3208">
                <text:p>0.3208</text:p>
              </table:table-cell>
              <table:table-cell office:value-type="float" office:value="0.797">
                <text:p>0.797</text:p>
              </table:table-cell>
              <table:table-cell office:value-type="float" office:value="0.09855">
                <text:p>0.09855</text:p>
              </table:table-cell>
              <table:table-cell office:value-type="float" office:value="0.1977">
                <text:p>0.1977</text:p>
              </table:table-cell>
              <table:table-cell office:value-type="float" office:value="0.04075">
                <text:p>0.04075</text:p>
              </table:table-cell>
              <table:table-cell office:value-type="float" office:value="0.1561">
                <text:p>0.1561</text:p>
              </table:table-cell>
              <table:table-cell office:value-type="float" office:value="0.06865">
                <text:p>0.06865</text:p>
              </table:table-cell>
              <table:table-cell office:value-type="float" office:value="0.06358">
                <text:p>0.0635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.492">
                <text:p>3.492</text:p>
              </table:table-cell>
              <table:table-cell office:value-type="float" office:value="9.408">
                <text:p>9.408</text:p>
              </table:table-cell>
              <table:table-cell office:value-type="float" office:value="1.093">
                <text:p>1.093</text:p>
              </table:table-cell>
              <table:table-cell office:value-type="float" office:value="2.27">
                <text:p>2.27</text:p>
              </table:table-cell>
              <table:table-cell office:value-type="float" office:value="0.4246">
                <text:p>0.4246</text:p>
              </table:table-cell>
              <table:table-cell office:value-type="float" office:value="1.494">
                <text:p>1.494</text:p>
              </table:table-cell>
              <table:table-cell office:value-type="float" office:value="0.7086">
                <text:p>0.7086</text:p>
              </table:table-cell>
              <table:table-cell office:value-type="float" office:value="0.5895">
                <text:p>0.5895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38.67">
                <text:p>38.67</text:p>
              </table:table-cell>
              <table:table-cell office:value-type="float" office:value="107.2">
                <text:p>107.2</text:p>
              </table:table-cell>
              <table:table-cell office:value-type="float" office:value="12.63">
                <text:p>12.63</text:p>
              </table:table-cell>
              <table:table-cell office:value-type="float" office:value="130.5">
                <text:p>130.5</text:p>
              </table:table-cell>
              <table:table-cell office:value-type="float" office:value="5.444">
                <text:p>5.444</text:p>
              </table:table-cell>
              <table:table-cell office:value-type="float" office:value="604.7">
                <text:p>604.7</text:p>
              </table:table-cell>
              <table:table-cell office:value-type="float" office:value="285">
                <text:p>285</text:p>
              </table:table-cell>
              <table:table-cell office:value-type="float" office:value="86.36">
                <text:p>86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column-mapping="2 3 0 1 4 5 6 7" chart:style-name="ch1">
        <chart:title svg:x="8.342cm" svg:y="0.436cm" chart:style-name="ch2">
          <text:p>Element sort time for u32 (avg. of 5 runs)</text:p>
        </chart:title>
        <chart:subtitle svg:x="10.908cm" svg:y="1.515cm" chart:style-name="ch3">
          <text:p>i3-8100 (4 CPUs)</text:p>
        </chart:subtitle>
        <chart:legend chart:legend-position="end" svg:x="20.879cm" svg:y="5.458cm" style:legend-expansion="high" chart:style-name="ch4"/>
        <chart:plot-area chart:style-name="ch5" table:cell-range-address="Sheet1.A19:Sheet1.I23 Sheet1.B14:Sheet1.I14" chart:data-source-has-labels="both" svg:x="1.511cm" svg:y="2.498cm" svg:width="18.868cm" svg:height="11.222cm">
          <chart:coordinate-region svg:x="3.244cm" svg:y="2.698cm" svg:width="16.181cm" svg:height="10.375cm"/>
          <chart:axis chart:dimension="x" chart:name="primary-x" chart:style-name="ch6" chartooo:axis-type="auto">
            <chartooo:date-scale/>
            <chart:title svg:x="9.869cm" svg:y="14.02cm" chart:style-name="ch7">
              <text:p>Collection size</text:p>
            </chart:title>
            <chart:categories table:cell-range-address="Sheet1.A19:Sheet1.A23"/>
          </chart:axis>
          <chart:axis chart:dimension="y" chart:name="primary-y" chart:style-name="ch8">
            <chart:title svg:x="0.451cm" svg:y="9.913cm" chart:style-name="ch9">
              <text:p>Sort time per element (s)</text:p>
            </chart:title>
            <chart:grid chart:style-name="ch10" chart:class="major"/>
          </chart:axis>
          <chart:series chart:style-name="ch11" chart:values-cell-range-address="Sheet1.D19:Sheet1.D23" chart:label-cell-address="Sheet1.D14:Sheet1.D14" chart:class="chart:line">
            <chart:data-point chart:repeated="5"/>
          </chart:series>
          <chart:series chart:style-name="ch12" chart:values-cell-range-address="Sheet1.E19:Sheet1.E23" chart:label-cell-address="Sheet1.E14:Sheet1.E14" chart:class="chart:line">
            <chart:data-point chart:repeated="5"/>
          </chart:series>
          <chart:series chart:style-name="ch13" chart:values-cell-range-address="Sheet1.B19:Sheet1.B23" chart:label-cell-address="Sheet1.B14:Sheet1.B14" chart:class="chart:line">
            <chart:data-point chart:repeated="5"/>
          </chart:series>
          <chart:series chart:style-name="ch14" chart:values-cell-range-address="Sheet1.C19:Sheet1.C23" chart:label-cell-address="Sheet1.C14:Sheet1.C14" chart:class="chart:line">
            <chart:data-point chart:repeated="5"/>
          </chart:series>
          <chart:series chart:style-name="ch15" chart:values-cell-range-address="Sheet1.F19:Sheet1.F23" chart:label-cell-address="Sheet1.F14:Sheet1.F14" chart:class="chart:line">
            <chart:data-point chart:repeated="5"/>
          </chart:series>
          <chart:series chart:style-name="ch16" chart:values-cell-range-address="Sheet1.G19:Sheet1.G23" chart:label-cell-address="Sheet1.G14:Sheet1.G14" chart:class="chart:line">
            <chart:data-point chart:repeated="5"/>
          </chart:series>
          <chart:series chart:style-name="ch17" chart:values-cell-range-address="Sheet1.H19:Sheet1.H23" chart:label-cell-address="Sheet1.H14:Sheet1.H14" chart:class="chart:line">
            <chart:data-point chart:repeated="5"/>
          </chart:series>
          <chart:series chart:style-name="ch18" chart:values-cell-range-address="Sheet1.I19:Sheet1.I23" chart:label-cell-address="Sheet1.I14:Sheet1.I14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yon unstable</text:p>
                <draw:g>
                  <svg:desc>Sheet1.D14:Sheet1.D14</svg:desc>
                </draw:g>
              </table:table-cell>
              <table:table-cell office:value-type="string">
                <text:p>Rayon stable</text:p>
                <draw:g>
                  <svg:desc>Sheet1.E14:Sheet1.E14</svg:desc>
                </draw:g>
              </table:table-cell>
              <table:table-cell office:value-type="string">
                <text:p>Standard unstable</text:p>
                <draw:g>
                  <svg:desc>Sheet1.B14:Sheet1.B14</svg:desc>
                </draw:g>
              </table:table-cell>
              <table:table-cell office:value-type="string">
                <text:p>Standard stable</text:p>
                <draw:g>
                  <svg:desc>Sheet1.C14:Sheet1.C14</svg:desc>
                </draw:g>
              </table:table-cell>
              <table:table-cell office:value-type="string">
                <text:p>Rdst</text:p>
                <draw:g>
                  <svg:desc>Sheet1.F14:Sheet1.F14</svg:desc>
                </draw:g>
              </table:table-cell>
              <table:table-cell office:value-type="string">
                <text:p>Rdxsort</text:p>
                <draw:g>
                  <svg:desc>Sheet1.G14:Sheet1.G14</svg:desc>
                </draw:g>
              </table:table-cell>
              <table:table-cell office:value-type="string">
                <text:p>Radix 1</text:p>
                <draw:g>
                  <svg:desc>Sheet1.H14:Sheet1.H14</svg:desc>
                </draw:g>
              </table:table-cell>
              <table:table-cell office:value-type="string">
                <text:p>Radix 2</text:p>
                <draw:g>
                  <svg:desc>Sheet1.I14:Sheet1.I14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19:Sheet1.A23</svg:desc>
                </draw:g>
              </table:table-cell>
              <table:table-cell office:value-type="float" office:value="0.000000008522">
                <text:p>0.000000008522</text:p>
                <draw:g>
                  <svg:desc>Sheet1.D19:Sheet1.D23</svg:desc>
                </draw:g>
              </table:table-cell>
              <table:table-cell office:value-type="float" office:value="0.00000001969">
                <text:p>0.00000001969</text:p>
                <draw:g>
                  <svg:desc>Sheet1.E19:Sheet1.E23</svg:desc>
                </draw:g>
              </table:table-cell>
              <table:table-cell office:value-type="float" office:value="0.00000002666">
                <text:p>0.00000002666</text:p>
                <draw:g>
                  <svg:desc>Sheet1.B19:Sheet1.B23</svg:desc>
                </draw:g>
              </table:table-cell>
              <table:table-cell office:value-type="float" office:value="0.00000005738">
                <text:p>0.00000005738</text:p>
                <draw:g>
                  <svg:desc>Sheet1.C19:Sheet1.C23</svg:desc>
                </draw:g>
              </table:table-cell>
              <table:table-cell office:value-type="float" office:value="0.00000000841">
                <text:p>0.00000000841</text:p>
                <draw:g>
                  <svg:desc>Sheet1.F19:Sheet1.F23</svg:desc>
                </draw:g>
              </table:table-cell>
              <table:table-cell office:value-type="float" office:value="0.00000001247">
                <text:p>0.00000001247</text:p>
                <draw:g>
                  <svg:desc>Sheet1.G19:Sheet1.G23</svg:desc>
                </draw:g>
              </table:table-cell>
              <table:table-cell office:value-type="float" office:value="0.000000007171">
                <text:p>0.000000007171</text:p>
                <draw:g>
                  <svg:desc>Sheet1.H19:Sheet1.H23</svg:desc>
                </draw:g>
              </table:table-cell>
              <table:table-cell office:value-type="float" office:value="0.000000008392">
                <text:p>0.000000008392</text:p>
                <draw:g>
                  <svg:desc>Sheet1.I19:Sheet1.I23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08773">
                <text:p>0.000000008773</text:p>
              </table:table-cell>
              <table:table-cell office:value-type="float" office:value="0.00000001673">
                <text:p>0.00000001673</text:p>
              </table:table-cell>
              <table:table-cell office:value-type="float" office:value="0.0000000292">
                <text:p>0.0000000292</text:p>
              </table:table-cell>
              <table:table-cell office:value-type="float" office:value="0.00000006856">
                <text:p>0.00000006856</text:p>
              </table:table-cell>
              <table:table-cell office:value-type="float" office:value="0.000000003691">
                <text:p>0.000000003691</text:p>
              </table:table-cell>
              <table:table-cell office:value-type="float" office:value="0.0000000133">
                <text:p>0.0000000133</text:p>
              </table:table-cell>
              <table:table-cell office:value-type="float" office:value="0.000000006974">
                <text:p>0.000000006974</text:p>
              </table:table-cell>
              <table:table-cell office:value-type="float" office:value="0.000000004925">
                <text:p>0.00000000492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09855">
                <text:p>0.000000009855</text:p>
              </table:table-cell>
              <table:table-cell office:value-type="float" office:value="0.00000001977">
                <text:p>0.00000001977</text:p>
              </table:table-cell>
              <table:table-cell office:value-type="float" office:value="0.00000003208">
                <text:p>0.00000003208</text:p>
              </table:table-cell>
              <table:table-cell office:value-type="float" office:value="0.0000000797">
                <text:p>0.0000000797</text:p>
              </table:table-cell>
              <table:table-cell office:value-type="float" office:value="0.000000004075">
                <text:p>0.000000004075</text:p>
              </table:table-cell>
              <table:table-cell office:value-type="float" office:value="0.00000001561">
                <text:p>0.00000001561</text:p>
              </table:table-cell>
              <table:table-cell office:value-type="float" office:value="0.000000006865">
                <text:p>0.000000006865</text:p>
              </table:table-cell>
              <table:table-cell office:value-type="float" office:value="0.000000006358">
                <text:p>0.00000000635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00000001093">
                <text:p>0.00000001093</text:p>
              </table:table-cell>
              <table:table-cell office:value-type="float" office:value="0.0000000227">
                <text:p>0.0000000227</text:p>
              </table:table-cell>
              <table:table-cell office:value-type="float" office:value="0.00000003492">
                <text:p>0.00000003492</text:p>
              </table:table-cell>
              <table:table-cell office:value-type="float" office:value="0.00000009408">
                <text:p>0.00000009408</text:p>
              </table:table-cell>
              <table:table-cell office:value-type="float" office:value="0.000000004246">
                <text:p>0.000000004246</text:p>
              </table:table-cell>
              <table:table-cell office:value-type="float" office:value="0.00000001494">
                <text:p>0.00000001494</text:p>
              </table:table-cell>
              <table:table-cell office:value-type="float" office:value="0.000000007086">
                <text:p>0.000000007086</text:p>
              </table:table-cell>
              <table:table-cell office:value-type="float" office:value="0.000000005895">
                <text:p>0.000000005895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0.00000001263">
                <text:p>0.00000001263</text:p>
              </table:table-cell>
              <table:table-cell office:value-type="float" office:value="0.0000001305">
                <text:p>0.0000001305</text:p>
              </table:table-cell>
              <table:table-cell office:value-type="float" office:value="0.00000003867">
                <text:p>0.00000003867</text:p>
              </table:table-cell>
              <table:table-cell office:value-type="float" office:value="0.0000001072">
                <text:p>0.0000001072</text:p>
              </table:table-cell>
              <table:table-cell office:value-type="float" office:value="0.000000005444">
                <text:p>0.000000005444</text:p>
              </table:table-cell>
              <table:table-cell office:value-type="float" office:value="0.0000006047">
                <text:p>0.0000006047</text:p>
              </table:table-cell>
              <table:table-cell office:value-type="float" office:value="0.000000285">
                <text:p>0.000000285</text:p>
              </table:table-cell>
              <table:table-cell office:value-type="float" office:value="0.00000008636">
                <text:p>0.00000008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